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40000019FD813610E29F8D0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111111" draw:fill="none" draw:fill-color="#ffffff" fo:min-height="2.7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23.5cm"/>
    </style:style>
    <style:style style:name="gr4" style:family="graphic" style:parent-style-name="standard">
      <style:graphic-properties draw:stroke="none" svg:stroke-color="#111111" draw:fill="none" draw:fill-color="#ffffff" fo:min-height="2.959cm"/>
      <style:paragraph-properties style:writing-mode="lr-tb"/>
    </style:style>
    <style:style style:name="gr5" style:family="graphic" style:parent-style-name="standard">
      <style:graphic-properties draw:stroke="none" svg:stroke-color="#ffffff" draw:fill="none" draw:fill-color="#ffffff" fo:min-height="0.789cm"/>
      <style:paragraph-properties style:writing-mode="lr-tb"/>
    </style:style>
    <style:style style:name="gr6" style:family="graphic" style:parent-style-name="standard">
      <style:graphic-properties draw:stroke="none" svg:stroke-color="#ffffff" draw:fill="none" draw:fill-color="#ffffff" fo:min-height="1.973cm"/>
      <style:paragraph-properties style:writing-mode="lr-tb"/>
    </style:style>
    <style:style style:name="gr7" style:family="graphic" style:parent-style-name="standard">
      <style:graphic-properties draw:stroke="none" svg:stroke-color="#ffffff" draw:fill="none" draw:fill-color="#ffffff" fo:min-height="0.771cm"/>
      <style:paragraph-properties style:writing-mode="lr-tb"/>
    </style:style>
    <style:style style:name="gr8" style:family="graphic" style:parent-style-name="standard">
      <style:graphic-properties draw:stroke="none" svg:stroke-color="#ffffff" draw:fill="none" draw:fill-color="#ffffff" fo:min-height="1.862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fo:min-height="2.656cm"/>
      <style:paragraph-properties style:writing-mode="lr-tb"/>
    </style:style>
    <style:style style:name="gr10" style:family="graphic" style:parent-style-name="standard">
      <style:graphic-properties draw:stroke="none" svg:stroke-color="#ffffff" draw:fill="none" draw:fill-color="#ffffff" fo:min-height="3.1cm"/>
      <style:paragraph-properties style:writing-mode="lr-tb"/>
    </style:style>
    <style:style style:name="gr11" style:family="graphic" style:parent-style-name="standard">
      <style:graphic-properties draw:stroke="none" svg:stroke-color="#ffffff" draw:fill="none" draw:fill-color="#ffffff" fo:min-height="2.782cm"/>
      <style:paragraph-properties style:writing-mode="lr-tb"/>
    </style:style>
    <style:style style:name="gr12" style:family="graphic" style:parent-style-name="standard">
      <style:graphic-properties draw:stroke="none" svg:stroke-color="#ffffff" draw:fill="none" draw:fill-color="#ffffff" fo:min-height="1.281cm"/>
      <style:paragraph-properties style:writing-mode="lr-tb"/>
    </style:style>
    <style:style style:name="gr13" style:family="graphic" style:parent-style-name="standard">
      <style:graphic-properties draw:stroke="none" svg:stroke-color="#ffffff" draw:fill="none" draw:fill-color="#ffffff" fo:min-height="1.771cm"/>
      <style:paragraph-properties style:writing-mode="lr-tb"/>
    </style:style>
    <style:style style:name="gr14" style:family="graphic" style:parent-style-name="standard">
      <style:graphic-properties draw:stroke="none" svg:stroke-color="#ffffff" draw:fill="none" draw:fill-color="#ffffff" fo:min-height="1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style:font-name="Comic Sans MS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Comic Sans MS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background-color="transparent"/>
    </style:style>
    <style:style style:name="P7" style:family="paragraph">
      <loext:graphic-properties draw:fill="none" draw:fill-color="#ffffff"/>
      <style:text-properties fo:background-color="transparent"/>
    </style:style>
    <style:style style:name="P8" style:family="paragraph">
      <loext:graphic-properties draw:fill="none" draw:fill-color="#ffffff"/>
    </style:style>
    <style:style style:name="P9" style:family="paragraph">
      <style:text-properties fo:background-color="#ffffff"/>
    </style:style>
    <style:style style:name="P10" style:family="paragraph">
      <loext:graphic-properties draw:fill="none" draw:fill-color="#ffffff"/>
      <style:text-properties fo:background-color="#ffffff"/>
    </style:style>
    <style:style style:name="P11" style:family="paragraph">
      <style:text-properties fo:font-size="20pt" fo:background-color="#ffffff" style:font-size-asian="20pt" style:font-size-complex="20pt"/>
    </style:style>
    <style:style style:name="P12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3" style:family="paragraph">
      <style:paragraph-properties fo:text-align="center"/>
      <style:text-properties fo:font-size="18pt" fo:background-color="#ffffff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fo:background-color="#ffffff" style:font-size-asian="18pt" style:font-size-complex="18pt"/>
    </style:style>
    <style:style style:name="P15" style:family="paragraph">
      <style:paragraph-properties fo:text-align="center"/>
      <style:text-properties fo:font-size="20pt" fo:background-color="#ffffff" style:font-size-asian="20pt" style:font-size-complex="20pt"/>
    </style:style>
    <style:style style:name="P16" style:family="paragraph">
      <loext:graphic-properties draw:fill="none" draw:fill-color="#ffffff"/>
      <style:paragraph-properties fo:text-align="center"/>
      <style:text-properties fo:font-size="20pt" fo:background-color="#ffffff" style:font-size-asian="20pt" style:font-size-complex="20pt"/>
    </style:style>
    <style:style style:name="P17" style:family="paragraph">
      <style:paragraph-properties fo:text-align="center"/>
      <style:text-properties fo:font-size="19pt" fo:background-color="#ffffff" style:font-size-asian="19pt" style:font-size-complex="19pt"/>
    </style:style>
    <style:style style:name="P18" style:family="paragraph">
      <loext:graphic-properties draw:fill="none" draw:fill-color="#ffffff"/>
      <style:paragraph-properties fo:text-align="center"/>
      <style:text-properties fo:font-size="19pt" fo:background-color="#ffffff" style:font-size-asian="19pt" style:font-size-complex="19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text-properties fo:font-size="18pt" fo:background-color="#ffffff" style:font-size-asian="18pt" style:font-size-complex="18pt"/>
    </style:style>
    <style:style style:name="P22" style:family="paragraph">
      <loext:graphic-properties draw:fill="none" draw:fill-color="#ffffff"/>
      <style:text-properties fo:font-size="18pt" fo:background-color="#ffffff" style:font-size-asian="18pt" style:font-size-complex="18pt"/>
    </style:style>
    <style:style style:name="T1" style:family="text">
      <style:text-properties style:font-name="Comic Sans M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Comic Sans M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Comic Sans MS" fo:font-size="16pt" fo:font-weight="bold" fo:background-color="transparent" style:font-size-asian="16pt" style:font-weight-asian="bold" style:font-size-complex="16pt" style:font-weight-complex="bold"/>
    </style:style>
    <style:style style:name="T4" style:family="text">
      <style:text-properties fo:color="#000000" loext:opacity="100%" style:font-name="Comic Sans MS" fo:font-size="16pt" fo:font-weight="bold" fo:background-color="#ffffff" style:font-size-asian="16pt" style:font-weight-asian="bold" style:font-size-complex="16pt" style:font-weight-complex="bold"/>
    </style:style>
    <style:style style:name="T5" style:family="text">
      <style:text-properties fo:color="#000000" loext:opacity="100%" style:font-name="Comic Sans MS" fo:font-size="20pt" fo:font-weight="bold" fo:background-color="#ffffff" style:font-size-asian="20pt" style:font-weight-asian="bold" style:font-size-complex="20pt" style:font-weight-complex="bold"/>
    </style:style>
    <style:style style:name="T6" style:family="text">
      <style:text-properties fo:color="#000000" loext:opacity="100%" style:font-name="Comic Sans MS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loext:opacity="100%" style:font-name="Comic Sans MS" fo:font-size="18pt" fo:font-weight="bold" fo:background-color="#ffffff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Comic Sans MS" fo:font-size="19pt" fo:font-weight="bold" fo:background-color="#ffffff" style:font-size-asian="19pt" style:font-weight-asian="bold" style:font-size-complex="19pt" style:font-weight-complex="bold"/>
    </style:style>
    <style:style style:name="T9" style:family="text">
      <style:text-properties fo:color="#000000" loext:opacity="100%" style:font-name="Comic Sans MS" fo:font-size="26pt" fo:font-weight="bold" fo:background-color="transparent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156cm" svg:height="2.862cm" svg:x="19.384cm" svg:y="1.741cm" svg:viewBox="0 0 8157 2863" svg:d="M0 71c375 45 738-46 1121 0 295 35 592-26 892-29 303-3 616 142 920 29 323-120 672-33 1007-57 318-22 632 49 949 57 306 8 620 43 920-29 332-79 671-21 1006-28 319-6 621 67 921 143 504 128 219 565 345 892 111 287 148 630-230 892-280 194-432 546-834 661-352 101-644 279-978 259-330-20-645-263-978-173-318 86-633 32-949 87-320 57-631 117-978 57-324-56-659 47-978-29-362-86-711-158-1064-115l-316 29-288 58z">
          <text:p/>
        </draw:path>
        <draw:frame draw:style-name="gr2" draw:text-style-name="P3" draw:layer="layout" svg:width="9cm" svg:height="3.399cm" svg:x="19cm" svg:y="1.5cm">
          <draw:text-box>
            <text:p text:style-name="P2"><text:span text:style-name="T1">ΠΡΑΓΜΑΤΑ ΓΙΑ ΤΑ ΟΠΟΙΑ ΘΕΛΩ ΟΝΤΩΣ ΝΑ ΧΡΗΣΙΜΟΠΟΙΩ ΤΟΝ ΥΠΟΛΟΓΙΣΤΗ ΜΟΥ</text:span></text:p>
          </draw:text-box>
        </draw:frame>
        <draw:custom-shape draw:style-name="gr3" draw:text-style-name="P1" draw:layer="layout" svg:width="24cm" svg:height="1.75cm" svg:x="2.5cm" svg:y="18.2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cm" svg:height="3.209cm" svg:x="1cm" svg:y="18cm">
          <draw:text-box>
            <text:p text:style-name="P4"><text:span text:style-name="T2">ΠΟΥ ΚΑΙ ΠΟΥ ΣΥΝΕΙΔΗΤΟΠΟΙΩ ΟΤΙ ΣΥΝΤΗΡΩ ΜΙΑ ΜΕΓΑΛΗ ΑΛΥΣΙΔΑ ΤΕΧΝΟΛΟΓΙΑΣ ΜΟΝΟ ΚΑΙ ΜΟΝΟ ΓΙΑ ΝΑ ΥΠΟΣΤΗΡΙΞΕΙ ΤΟΝ ΕΑΥΤΟ ΤΗΣ</text:span></text:p>
          </draw:text-box>
        </draw:frame>
        <draw:path draw:style-name="gr1" draw:text-style-name="P1" draw:layer="layout" svg:width="3.656cm" svg:height="0.999cm" svg:x="18.729cm" svg:y="6.556cm" svg:viewBox="0 0 3657 1000" svg:d="M0 97c195-94 414-74 623-95 192-19 371 87 567 57 189-29 375 20 567 19 202-1 402-1 605-19 196-16 374 0 567 0 189 0 399-88 567 0 163 86 216 365 95 567-132 220-376 201-586 227-204 25-405 4-605 19-192 16-383 27-567 75-217 57-348-120-567-75-198 41-373 120-586 94-187-23-378 69-567 19z">
          <text:p/>
        </draw:path>
        <draw:frame draw:style-name="gr5" draw:text-style-name="P7" draw:layer="layout" svg:width="4.325cm" svg:height="1.039cm" svg:x="18.425cm" svg:y="6.5cm">
          <draw:text-box>
            <text:p text:style-name="P6"><text:span text:style-name="T3">ΒΙΒΛΙΟΘΗΚΗ</text:span></text:p>
          </draw:text-box>
        </draw:frame>
        <draw:path draw:style-name="gr1" draw:text-style-name="P1" draw:layer="layout" svg:width="3.537cm" svg:height="0.972cm" svg:x="22.962cm" svg:y="5.185cm" svg:viewBox="0 0 3538 973" svg:d="M0 50c213-39 425-41 651-19 194 19 371 27 574-19 207-49 416 68 630 76 198 6 396-19 593-38 216-22 433 13 651 0 198-12 443 71 439 303-3 221-156 449-383 472-189 19-380 22-573-38-194-60-373 86-574 95s-399-11-592 38c-187 47-406 92-574 0-214-117-390 49-593-19l-153-38z">
          <text:p/>
        </draw:path>
        <draw:frame draw:style-name="gr5" draw:text-style-name="P7" draw:layer="layout" svg:width="4.325cm" svg:height="1.039cm" svg:x="22.557cm" svg:y="5.061cm">
          <draw:text-box>
            <text:p text:style-name="P6"><text:span text:style-name="T3">ΒΙΒΛΙΟΘΗΚΗ</text:span></text:p>
          </draw:text-box>
        </draw:frame>
        <draw:path draw:style-name="gr1" draw:text-style-name="P1" draw:layer="layout" svg:width="3.716cm" svg:height="0.893cm" svg:x="17.784cm" svg:y="15.825cm" svg:viewBox="0 0 3717 894" svg:d="M0 182c214-93 453-42 680-37s454-44 681-57c205-12 412 6 619-19 232-28 468-45 701-57 204-12 421 48 619 0 278-69 383 178 413 378 36 242-190 356-413 378-215 21-411 72-619 95-207 23-421 16-618-38-243-66-388 59-640 19-213-34-426 23-639 38-207 13-419 31-619-38h-124z">
          <text:p/>
        </draw:path>
        <draw:frame draw:style-name="gr5" draw:text-style-name="P8" draw:layer="layout" svg:width="4.325cm" svg:height="1.039cm" svg:x="17.425cm" svg:y="15.75cm">
          <draw:text-box>
            <text:p><text:span text:style-name="T4">ΒΙΒΛΙΟΘΗΚΗ</text:span></text:p>
          </draw:text-box>
        </draw:frame>
        <draw:frame draw:style-name="gr5" draw:text-style-name="P8" draw:layer="layout" svg:width="4.325cm" svg:height="1.039cm" svg:x="3.519cm" svg:y="15.191cm">
          <draw:text-box>
            <text:p><text:span text:style-name="T3">Β</text:span><text:span text:style-name="T4">ΙΒΛΙΟΘΗΚΗ</text:span></text:p>
          </draw:text-box>
        </draw:frame>
        <draw:frame draw:style-name="gr5" draw:text-style-name="P8" draw:layer="layout" svg:width="4.325cm" svg:height="1.039cm" svg:x="3.175cm" svg:y="12.556cm">
          <draw:text-box>
            <text:p><text:span text:style-name="T3">Β</text:span><text:span text:style-name="T4">ΙΒΛΙΟΘΗΚΗ</text:span></text:p>
          </draw:text-box>
        </draw:frame>
        <draw:frame draw:style-name="gr5" draw:text-style-name="P10" draw:layer="layout" svg:width="4.325cm" svg:height="1.039cm" svg:x="1.75cm" svg:y="6.711cm">
          <draw:text-box>
            <text:p text:style-name="P9"><text:span text:style-name="T4">ΒΙΒΛΙΟΘΗΚΗ</text:span></text:p>
          </draw:text-box>
        </draw:frame>
        <draw:frame draw:style-name="gr5" draw:text-style-name="P10" draw:layer="layout" svg:width="3.525cm" svg:height="1.039cm" svg:x="2.475cm" svg:y="4.25cm">
          <draw:text-box>
            <text:p text:style-name="P9"><text:span text:style-name="T3">Ε</text:span><text:span text:style-name="T4">ΡΓΑΛΕΙΟ</text:span></text:p>
          </draw:text-box>
        </draw:frame>
        <draw:frame draw:style-name="gr5" draw:text-style-name="P8" draw:layer="layout" svg:width="3.372cm" svg:height="1.039cm" svg:x="13.378cm" svg:y="2.75cm">
          <draw:text-box>
            <text:p><text:span text:style-name="T3">Ε</text:span><text:span text:style-name="T4">ΡΓΑΛΕΙΟ</text:span></text:p>
          </draw:text-box>
        </draw:frame>
        <draw:frame draw:style-name="gr6" draw:text-style-name="P12" draw:layer="layout" svg:width="2.25cm" svg:height="2.223cm" svg:x="14.25cm" svg:y="7.75cm">
          <draw:text-box>
            <text:p text:style-name="P11"><text:span text:style-name="T5">VM <text:s/></text:span></text:p>
          </draw:text-box>
        </draw:frame>
        <draw:frame draw:style-name="gr6" draw:text-style-name="P12" draw:layer="layout" svg:width="4.775cm" svg:height="2.223cm" svg:x="6.975cm" svg:y="2.777cm">
          <draw:text-box>
            <text:p text:style-name="P11"><text:span text:style-name="T6"><text:s/></text:span><text:span text:style-name="T6">UPDATER <text:s text:c="2"/></text:span></text:p>
          </draw:text-box>
        </draw:frame>
        <draw:frame draw:style-name="gr7" draw:text-style-name="P12" draw:layer="layout" svg:width="5.75cm" svg:height="1.237cm" svg:x="9.785cm" svg:y="4.943cm">
          <draw:text-box>
            <text:p text:style-name="P11"><text:span text:style-name="T5">ΑΠΟΘΕΤΗΡΙΟ</text:span></text:p>
          </draw:text-box>
        </draw:frame>
        <draw:frame draw:style-name="gr8" draw:text-style-name="P14" draw:layer="layout" svg:width="4.325cm" svg:height="2.112cm" svg:x="2.215cm" svg:y="9.315cm">
          <draw:text-box>
            <text:p text:style-name="P13"><text:span text:style-name="T7"><text:s/></text:span><text:span text:style-name="T7">CUSTOM <text:s/>ΡΥΘΜΙΣΕΙΣ </text:span></text:p>
          </draw:text-box>
        </draw:frame>
        <draw:frame draw:style-name="gr8" draw:text-style-name="P14" draw:layer="layout" svg:width="4.325cm" svg:height="2.112cm" svg:x="7.389cm" svg:y="7.173cm">
          <draw:text-box>
            <text:p text:style-name="P13"><text:span text:style-name="T7"><text:s/></text:span><text:span text:style-name="T7">CHAT <text:s text:c="2"/>CLIENT </text:span></text:p>
          </draw:text-box>
        </draw:frame>
        <draw:frame draw:style-name="gr9" draw:text-style-name="P16" draw:layer="layout" svg:width="7.25cm" svg:height="2.906cm" svg:x="8.893cm" svg:y="9.929cm">
          <draw:text-box>
            <text:p text:style-name="P15"><text:span text:style-name="T5"><text:s/></text:span><text:span text:style-name="T5">HARDWARE <text:s/>WORKAROUND </text:span></text:p>
          </draw:text-box>
        </draw:frame>
        <draw:frame draw:style-name="gr10" draw:text-style-name="P18" draw:layer="layout" svg:width="7.25cm" svg:height="3.35cm" svg:x="17.5cm" svg:y="8.465cm">
          <draw:text-box>
            <text:p text:style-name="P17"><text:span text:style-name="T8"><text:s/></text:span><text:span text:style-name="T8">IRC ΓΙΑ <text:s text:c="2"/>ΚΑΠΟΙΟΝ ΛΟΓΟ</text:span></text:p>
          </draw:text-box>
        </draw:frame>
        <draw:frame draw:style-name="gr11" draw:text-style-name="P14" draw:layer="layout" svg:width="6.25cm" svg:height="3.032cm" svg:x="9.75cm" svg:y="14.25cm">
          <draw:text-box>
            <text:p text:style-name="P13"><text:span text:style-name="T7">DLL ΠΟΥ ΚΑΠΟΥ <text:s text:c="3"/>ΧΡΕΙΑΖΕΤΑΙ <text:s text:c="2"/></text:span></text:p>
          </draw:text-box>
        </draw:frame>
        <draw:path draw:style-name="gr1" draw:text-style-name="P1" draw:layer="layout" svg:width="1.1cm" svg:height="0.966cm" svg:x="9.807cm" svg:y="12.509cm" svg:viewBox="0 0 1101 967" svg:d="M529 50c463-251 768 503 424 776l-388 141-388-106-177-35z">
          <text:p/>
        </draw:path>
        <draw:path draw:style-name="gr1" draw:text-style-name="P1" draw:layer="layout" svg:width="0.858cm" svg:height="1.107cm" svg:x="14.923cm" svg:y="12.615cm" svg:viewBox="0 0 859 1108" svg:d="M0 85c336-230 957 33 846 494l-282 353-282 176z">
          <text:p/>
        </draw:path>
        <draw:frame draw:style-name="gr12" draw:text-style-name="P7" draw:layer="layout" svg:width="2.094cm" svg:height="1.531cm" svg:x="9.25cm" svg:y="12.219cm">
          <draw:text-box>
            <text:p text:style-name="P6"><text:span text:style-name="T9"><text:s text:c="2"/></text:span><text:span text:style-name="T9">; </text:span></text:p>
          </draw:text-box>
        </draw:frame>
        <draw:frame draw:style-name="gr12" draw:text-style-name="P7" draw:layer="layout" svg:width="2.094cm" svg:height="1.531cm" svg:x="14cm" svg:y="12.219cm">
          <draw:text-box>
            <text:p text:style-name="P6"><text:span text:style-name="T9"><text:s text:c="2"/></text:span><text:span text:style-name="T9">; </text:span></text:p>
          </draw:text-box>
        </draw:frame>
        <draw:frame draw:style-name="gr13" draw:text-style-name="P20" draw:layer="layout" svg:width="6cm" svg:height="2.021cm" svg:x="18.5cm" svg:y="12.25cm">
          <draw:text-box>
            <text:p text:style-name="P19"><text:span text:style-name="T7">ΑΠΑΙΣΙΟ HACK ΑΠΤΟ 2009 <text:s text:c="2"/></text:span></text:p>
          </draw:text-box>
        </draw:frame>
        <draw:frame draw:style-name="gr14" draw:text-style-name="P22" draw:layer="layout" svg:width="6.5cm" svg:height="2cm" svg:x="1.965cm" svg:y="1.679cm">
          <draw:text-box>
            <text:p text:style-name="P21"><text:span text:style-name="T7">ΥΠΟΣΤΗΡΙΖΕΙ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D40000019FD813610E29F8D06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1:10:47.544341176</meta:creation-date>
    <dc:date>2023-05-08T00:35:37.311687042</dc:date>
    <meta:editing-duration>PT3M14S</meta:editing-duration>
    <meta:editing-cycles>1</meta:editing-cycles>
    <meta:document-statistic meta:object-count="29"/>
    <meta:generator>LibreOffice/7.3.7.2$Linux_X86_64 LibreOffice_project/30$Build-2</meta:generator>
  </office:meta>
</office:document-meta>
</file>